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3f8cef" officeooo:paragraph-rsid="016c070a"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4d40c0" officeooo:paragraph-rsid="01781f57"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81e0c6" officeooo:paragraph-rsid="018804e3" style:font-name-asian="Nimbus Mono L" style:font-size-asian="13pt" style:font-style-asian="normal" style:font-name-complex="Liberation Mono" style:font-size-complex="13pt" style:font-style-complex="normal"/>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9"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0"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2" style:family="paragraph" style:parent-style-name="Preformatted_20_Text">
      <style:text-properties fo:font-size="13pt" officeooo:paragraph-rsid="01782f4d" style:font-size-asian="13pt" style:font-size-complex="13pt"/>
    </style:style>
    <style:style style:name="P13" style:family="paragraph" style:parent-style-name="Preformatted_20_Text">
      <style:text-properties fo:font-size="13pt" officeooo:paragraph-rsid="017c1769" style:font-size-asian="13pt" style:font-size-complex="13pt"/>
    </style:style>
    <style:style style:name="P14"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6c070a"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5"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6" style:family="paragraph" style:parent-style-name="Preformatted_20_Text">
      <style:text-properties style:font-name="Liberation Sans" fo:font-size="13pt" fo:font-style="normal" style:text-underline-style="none" officeooo:rsid="016f5006" officeooo:paragraph-rsid="0190d7e2"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81e0c6" officeooo:paragraph-rsid="0190d7e2"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81e0c6" officeooo:paragraph-rsid="0193b9d9" style:font-name-asian="Nimbus Mono L" style:font-size-asian="13pt" style:font-style-asian="normal" style:font-name-complex="Liberation Mono" style:font-size-complex="13pt" style:font-style-complex="normal"/>
    </style:style>
    <style:style style:name="P19"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80941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7f86c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83e1e0"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8e5f88"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90d7e2"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6288f4"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6f8b0f"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350a7"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93b9d9"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0e307b6" fo:background-color="transparent" loext:char-shading-value="0" style:font-style-asian="normal" style:font-style-complex="normal"/>
    </style:style>
    <style:style style:name="T29" style:family="text">
      <style:text-properties style:font-name="Liberation Sans" fo:font-style="normal" style:text-underline-style="none" officeooo:rsid="00083d4b" fo:background-color="transparent" loext:char-shading-value="0" style:font-style-asian="normal" style:font-style-complex="normal"/>
    </style:style>
    <style:style style:name="T30" style:family="text">
      <style:text-properties style:font-name="Liberation Sans" fo:font-style="normal" style:text-underline-style="none" officeooo:rsid="0123a160" fo:background-color="transparent" loext:char-shading-value="0" style:font-style-asian="normal" style:font-style-complex="normal"/>
    </style:style>
    <style:style style:name="T31" style:family="text">
      <style:text-properties style:font-name="Liberation Sans" fo:font-style="normal" style:text-underline-style="none" officeooo:rsid="013c55a1" fo:background-color="transparent" loext:char-shading-value="0" style:font-style-asian="normal" style:font-style-complex="normal"/>
    </style:style>
    <style:style style:name="T32" style:family="text">
      <style:text-properties style:font-name="Liberation Sans" fo:font-style="normal" style:text-underline-style="none" officeooo:rsid="014f39d6" fo:background-color="transparent" loext:char-shading-value="0"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00dd66a" style:font-weight-asian="bold" style:font-weight-complex="bold"/>
    </style:style>
    <style:style style:name="T35" style:family="text">
      <style:text-properties fo:font-weight="bold" officeooo:rsid="0160cefc" style:font-weight-asian="bold" style:font-weight-complex="bold"/>
    </style:style>
    <style:style style:name="T36" style:family="text">
      <style:text-properties officeooo:rsid="0175d38a"/>
    </style:style>
    <style:style style:name="T37" style:family="text">
      <style:text-properties officeooo:rsid="0181e0c6"/>
    </style:style>
    <style:style style:name="T38" style:family="text">
      <style:text-properties officeooo:rsid="01850b61"/>
    </style:style>
    <style:style style:name="T39" style:family="text">
      <style:text-properties officeooo:rsid="0186f7a5"/>
    </style:style>
    <style:style style:name="T40" style:family="text">
      <style:text-properties officeooo:rsid="018804e3"/>
    </style:style>
    <style:style style:name="T41" style:family="text">
      <style:text-properties officeooo:rsid="01901ffb"/>
    </style:style>
    <style:style style:name="T42" style:family="text">
      <style:text-properties officeooo:rsid="0190d7e2"/>
    </style:style>
    <style:style style:name="T43" style:family="text">
      <style:text-properties officeooo:rsid="01924030"/>
    </style:style>
    <style:style style:name="T44" style:family="text">
      <style:text-properties officeooo:rsid="0193b9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6"><text:span text:style-name="T6">1</text:span><text:span text:style-name="T7">7</text:span><text:span text:style-name="T5">t</text:span><text:span text:style-name="T6">h</text:span><text:span text:style-name="T4"> </text:span><text:span text:style-name="T7">March</text:span><text:span text:style-name="T1"> 20</text:span><text:span text:style-name="T2">2</text:span><text:span text:style-name="T3">4</text:span></text:p>
      <text:p text:style-name="P14"><text:span text:style-name="T41">1 </text:span>P<text:span text:style-name="T41">eter</text:span> <text:span text:style-name="T41">1:</text:span><text:span text:style-name="T38">24-</text:span><text:span text:style-name="T41">25</text:span></text:p>
      <text:p text:style-name="P19">“All people are like grass,</text:p>
      <text:p text:style-name="P19"><text:s text:c="4"/>and all their glory is like the flowers of the field;</text:p>
      <text:p text:style-name="P19">the grass withers and the flowers fall,</text:p>
      <text:p text:style-name="P19">25 <text:s text:c="4"/>but the word of the Lord endures forever.”</text:p>
      <text:p text:style-name="P9"/>
      <text:p text:style-name="P7">Thanks to God</text:p>
      <text:p text:style-name="P13"><text:span text:style-name="T11">O </text:span><text:span text:style-name="T13">L</text:span><text:span text:style-name="T9">o</text:span><text:span text:style-name="T13">r</text:span><text:span text:style-name="T9">d,</text:span><text:span text:style-name="T8"> </text:span><text:span text:style-name="T10">we </text:span><text:span text:style-name="T13">gather today</text:span><text:span text:style-name="T12">, </text:span><text:span text:style-name="T13">encouraged by </text:span><text:span text:style-name="T12">the words of </text:span><text:span text:style-name="T14">Isaiah, which Peter brings to our attention</text:span><text:span text:style-name="T12">. </text:span><text:span text:style-name="T13">W</text:span><text:span text:style-name="T14">e recognise that we are limited but You are infinite. We thank You that Your Word endures forever, because You are eternal. </text:span><text:span text:style-name="T13">We t</text:span><text:span text:style-name="T14">hank You that we are born again of imperishable seed, and that You are making us anew, fully in the image of Jesus, with His righteousness, trusting in Your promise that You persevere with us despite our weaknesses</text:span><text:span text:style-name="T13">.</text:span></text:p>
      <text:p text:style-name="P4"/>
      <text:p text:style-name="P16">We thank You for <text:span text:style-name="T36">Jesus </text:span><text:span text:style-name="T37">Who </text:span><text:span text:style-name="T42">lives and reigns in heaven with You, and Who intercedes for us before Your throne of grace.</text:span></text:p>
      <text:p text:style-name="P16"/>
      <text:p text:style-name="P16"><text:span text:style-name="T39">W</text:span><text:span text:style-name="T37">e </text:span><text:span text:style-name="T39">thank You for the promised </text:span><text:span text:style-name="T37">Holy Spirit, </text:span><text:span text:style-name="T39">Who </text:span><text:span text:style-name="T42">remains</text:span><text:span text:style-name="T37"> with us </text:span><text:span text:style-name="T39">as </text:span><text:span text:style-name="T37">the </text:span><text:span text:style-name="T42">Eternal </text:span><text:span text:style-name="T37">Comforter and Guide into all truth.</text:span></text:p>
      <text:p text:style-name="P2"/>
      <text:p text:style-name="P8"><text:span text:style-name="T33">The Wide World...</text:span><text:span text:style-name="T34"> a</text:span><text:span text:style-name="T33">nd the </text:span><text:span text:style-name="T35">W</text:span><text:span text:style-name="T33">ider Church</text:span></text:p>
      <text:p text:style-name="P18">Lord, we <text:span text:style-name="T40">look at our </text:span><text:span text:style-name="T42">broken </text:span><text:span text:style-name="T40">world with </text:span><text:span text:style-name="T42">people looking in all the wrong places for what they need, </text:span><text:span text:style-name="T44">which is forgiveness from You, granted by Your grace through the finished work of Jesus on the Cross</text:span><text:span text:style-name="T42">. </text:span><text:span text:style-name="T44">We thank You, as we approach Easter time, for the fact that Jesus died to pay t he penalty for our sins and rose to grant us new life. We thank You that Life is greater than Death, and Your love is greater than our sin.</text:span></text:p>
      <text:p text:style-name="P18"/>
      <text:p text:style-name="P18"><text:span text:style-name="T42">We thank You for Your people who go where we can’t reach – and we pray today especially for Samuel and Dhruti Christian working in tense situations in India. </text:span><text:span text:style-name="T43">We pray for the government to ensure freedom of religion, for believers to be protected from persecution and to protect the Christians as they work. Grant them wisdom as they plan and direct their work. </text:span></text:p>
      <text:p text:style-name="P17"/>
      <text:p text:style-name="P5"><text:span text:style-name="T44">W</text:span>e thank You for <text:span text:style-name="T40">the Good News of salvation in Jesus, for Your </text:span><text:span text:style-name="T44">enduring </text:span><text:span text:style-name="T40">Word which informs our minds and hearts, and for </text:span>Your Church which has upheld the truth delivered once for all to the saints <text:span text:style-name="T40">throughout history.</text:span></text:p>
      <text:p text:style-name="P3"/>
      <text:p text:style-name="P15">Ashburton</text:p>
      <text:p text:style-name="P12"><text:span text:style-name="T22">We pray for our</text:span><text:span text:style-name="T23">selves as we </text:span><text:span text:style-name="T25">co</text:span><text:span text:style-name="T27">ntinue</text:span><text:span text:style-name="T25"> to </text:span><text:span text:style-name="T27">deal</text:span><text:span text:style-name="T25"> with </text:span><text:span text:style-name="T27">our</text:span><text:span text:style-name="T25"> change</text:span><text:span text:style-name="T27">d situation</text:span><text:span text:style-name="T25"> here. </text:span><text:span text:style-name="T26">We thank You for the strength of the bonds of fellowship, and</text:span><text:span text:style-name="T25"> </text:span><text:span text:style-name="T26">pray for our continued support and encouragement, one with another. W</text:span><text:span text:style-name="T20">e </text:span><text:span text:style-name="T26">remember those </text:span><text:span text:style-name="T20">among us who are unwell or struggling</text:span><text:span text:style-name="T18">, </text:span><text:span text:style-name="T26">and</text:span><text:span text:style-name="T20"> pray that You would restore the</text:span><text:span text:style-name="T26">m and sustain them,</text:span><text:span text:style-name="T20"> so that we may not be shaken </text:span><text:span text:style-name="T18">as we </text:span><text:span text:style-name="T21">look</text:span><text:span text:style-name="T18"> </text:span><text:span text:style-name="T21">to</text:span><text:span text:style-name="T17"> </text:span><text:span text:style-name="T15">Jesus</text:span><text:span text:style-name="T28">,</text:span><text:span text:style-name="T32"> </text:span><text:span text:style-name="T30">our Lord and Saviour</text:span><text:span text:style-name="T31">, </text:span><text:span text:style-name="T29">Amen.</text:span></text:p>
      <text:p text:style-name="P10">Our Father, Who is in heaven,<text:line-break/>hallowed be Your name;<text:line-break/>Your kingdom come;<text:line-break/>Your will be done,<text:line-break/>on earth as it is in heaven.</text:p>
      <text:p text:style-name="P11"/>
      <text:p text:style-name="P11">Give us this day our daily bread.<text:line-break/>And forgive us our trespasses,<text:line-break/>as we forgive those that trespass against us.<text:line-break/>Lead us not into temptation;<text:line-break/>but deliver us from evil.</text:p>
      <text:p text:style-name="P11"/>
      <text:p text:style-name="P11">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3-16T21:45:09.108618081</dc:date>
    <meta:editing-duration>PT15H3M57S</meta:editing-duration>
    <meta:editing-cycles>165</meta:editing-cycles>
    <meta:generator>LibreOffice/7.3.7.2$Linux_X86_64 LibreOffice_project/30$Build-2</meta:generator>
    <meta:print-date>2022-11-12T21:41:23.154044675</meta:print-date>
    <meta:document-statistic meta:table-count="0" meta:image-count="0" meta:object-count="0" meta:page-count="2" meta:paragraph-count="20" meta:word-count="505" meta:character-count="2723" meta:non-whitespace-character-count="2228"/>
  </office:meta>
</office:document-meta>
</file>